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courier new" svg:font-family="'courier new', courier"/>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rsid="001bfffd" officeooo:paragraph-rsid="001bfffd"/>
    </style:style>
    <style:style style:name="P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1bfffd"/>
    </style:style>
    <style:style style:name="P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rsid="001bfffd" officeooo:paragraph-rsid="001bfffd"/>
    </style:style>
    <style:style style:name="T1" style:family="text">
      <style:text-properties fo:font-variant="normal" fo:text-transform="none" fo:color="#444444" style:font-name="sans-serif" fo:font-size="14pt" fo:letter-spacing="normal" fo:font-style="normal" fo:font-weight="bold"/>
    </style:style>
    <style:style style:name="T2" style:family="text">
      <style:text-properties fo:font-variant="normal" fo:text-transform="none" fo:color="#444444" style:font-name="sans-serif" fo:font-size="14pt" fo:letter-spacing="normal" fo:font-style="normal" fo:font-weight="normal"/>
    </style:style>
    <style:style style:name="T3" style:family="text">
      <style:text-properties fo:font-variant="normal" fo:text-transform="none" fo:color="#444444" style:font-name="sans-serif" fo:font-size="14pt" fo:letter-spacing="normal" fo:font-style="normal" fo:font-weight="normal" officeooo:rsid="001bfffd"/>
    </style:style>
    <style:style style:name="T4" style:family="text">
      <style:text-properties fo:font-variant="normal" fo:text-transform="none" fo:color="#444444" style:font-name="sans-serif" fo:font-size="14pt" fo:letter-spacing="normal" fo:font-style="normal" fo:font-weight="normal" officeooo:rsid="001bfffd" style:font-size-asian="13pt" style:font-size-complex="13pt"/>
    </style:style>
    <style:style style:name="T5" style:family="text">
      <style:text-properties fo:font-variant="normal" fo:text-transform="none" fo:color="#444444" style:font-name="sans-serif" fo:font-size="13.5500001907349pt" fo:letter-spacing="normal" fo:font-style="normal" fo:font-weight="bold" fo:padding="0in" fo:border="none"/>
    </style:style>
    <style:style style:name="T6" style:family="text">
      <style:text-properties fo:font-variant="normal" fo:text-transform="none" fo:color="#444444" fo:letter-spacing="normal"/>
    </style:style>
    <style:style style:name="T7" style:family="text">
      <style:text-properties fo:font-variant="normal" fo:text-transform="none" fo:color="#24292e" style:font-name="SFMono-Regular" fo:font-size="10.1499996185303pt" fo:letter-spacing="normal" fo:font-style="normal" fo:font-weight="normal"/>
    </style:style>
    <style:style style:name="T8" style:family="text">
      <style:text-properties fo:font-variant="normal" fo:text-transform="none" fo:color="#24292e" style:font-name="SFMono-Regular" fo:font-size="12pt" fo:letter-spacing="normal" fo:font-style="normal" fo:font-weight="normal" style:font-size-asian="12pt" style:font-size-complex="12pt"/>
    </style:style>
    <style:style style:name="T9" style:family="text">
      <style:text-properties fo:font-variant="normal" fo:text-transform="none" fo:color="#24292e" style:font-name="SFMono-Regular" fo:font-size="13pt" fo:letter-spacing="normal" fo:font-style="normal" fo:font-weight="normal" style:font-size-asian="13pt" style:font-size-complex="13pt"/>
    </style:style>
    <style:style style:name="T10" style:family="text">
      <style:text-properties fo:font-variant="normal" fo:text-transform="none" fo:color="#0086b3" style:font-name="SFMono-Regular" fo:font-size="10.1499996185303pt" fo:letter-spacing="normal" fo:font-style="normal" fo:font-weight="normal"/>
    </style:style>
    <style:style style:name="T11" style:family="text">
      <style:text-properties fo:font-variant="normal" fo:text-transform="none" fo:color="#0086b3" style:font-name="SFMono-Regular" fo:font-size="12pt" fo:letter-spacing="normal" fo:font-style="normal" fo:font-weight="normal" style:font-size-asian="12pt" style:font-size-complex="12pt"/>
    </style:style>
    <style:style style:name="T12" style:family="text">
      <style:text-properties fo:font-variant="normal" fo:text-transform="none" fo:color="#0086b3" style:font-name="SFMono-Regular" fo:font-size="13pt" fo:letter-spacing="normal" fo:font-style="normal" fo:font-weight="normal"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hris DeLotto: Homework4</text:span></text:p>
      <text:p text:style-name="P2"><text:span text:style-name="T1"/></text:p>
      <text:p text:style-name="P1"><text:span text:style-name="T1">Problem 1:</text:span><text:span text:style-name="T6">  </text:span><text:span text:style-name="T2">Create a class called "StudentRecord" that stores the first name, last name, and a score on an exam of several students.</text:span></text:p>
      <text:p text:style-name="P2"><text:span text:style-name="T2">Link:</text:span></text:p>
      <text:p text:style-name="P2"><text:a xlink:type="simple" xlink:href="https://github.com/chrisdelotto95/PHY410/commit/27bc7cd8ebc029a7727eca2f08001befb6321e97" text:style-name="Internet_20_link" text:visited-style-name="Visited_20_Internet_20_Link"><text:span text:style-name="T2">https://github.com/chrisdelotto95/PHY410/commit/27bc7cd8ebc029a7727eca2f08001befb6321e97</text:span></text:a></text:p>
      <text:p text:style-name="P2"><text:span text:style-name="T2"/></text:p>
      <text:p text:style-name="P2"><text:span text:style-name="T2">The main objection to this task was to create a class file of types </text:span></text:p>
      <text:p text:style-name="P2"><text:span text:style-name="T2">ex.</text:span></text:p>
      <text:p text:style-name="P2"><text:span text:style-name="T2"/></text:p>
      <text:p text:style-name="P2"><text:span text:style-name="T2">string</text:span></text:p>
      <text:p text:style-name="P2"><text:span text:style-name="T2">float</text:span></text:p>
      <text:p text:style-name="P2"><text:span text:style-name="T2">double</text:span></text:p>
      <text:p text:style-name="P2"><text:span text:style-name="T2"/></text:p>
      <text:p text:style-name="P2"><text:span text:style-name="T2">and then assign them to something that can be called later in the main. This is important because when you call it in the main you must create an object which will be assigned a type when called. The bool function is placed in the source file due to the fact when the file gets read, it runs through the bool function to extract information like the score. These values are placed in a vector that is created in the main. It is pointed to the value by reference(&amp;) not value.</text:span></text:p>
      <text:p text:style-name="P2"><text:span text:style-name="T2"/></text:p>
      <text:p text:style-name="P3"><text:span text:style-name="Strong_20_Emphasis"><text:span text:style-name="T5">Problem </text:span></text:span><text:span text:style-name="T1">2: </text:span><text:span text:style-name="T2">With the same class as Problem 1 (the class "StudentRecord"), write a program that inputs the text file and an index on the command line, and prints the student's record at the index given.</text:span></text:p>
      <text:p text:style-name="P5"><text:span text:style-name="T2">Link:</text:span></text:p>
      <text:p text:style-name="P5"><text:a xlink:type="simple" xlink:href="https://github.com/chrisdelotto95/PHY410/commit/f1d245d0ce7b2844cd2ec19acbf251d9ca4a32ce" text:style-name="Internet_20_link" text:visited-style-name="Visited_20_Internet_20_Link"><text:span text:style-name="T2">https://github.com/chrisdelotto95/PHY410/commit/f1d245d0ce7b2844cd2ec19acbf251d9ca4a32ce</text:span></text:a></text:p>
      <text:p text:style-name="P5"><text:span text:style-name="T2"/></text:p>
      <text:p text:style-name="P4"><text:span text:style-name="T3">this works mainly on the argument in the main function </text:span><text:span text:style-name="T9">argv[</text:span><text:span text:style-name="T12">2</text:span><text:span text:style-name="T9">]</text:span><text:span text:style-name="T4">. This reads 2 inputs in the command line and runs through an argument to extract information from the bool that is stored in the v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FMono-Regular" svg:font-family="SFMono-Regular, Consolas, 'Liberation Mono', Menlo, Courier, monospace"/>
    <style:font-face style:name="courier new" svg:font-family="'courier new', courier"/>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Delotto</meta:initial-creator>
    <meta:creation-date>2017-03-06T23:07:41.947985663</meta:creation-date>
    <dc:date>2017-03-06T23:17:04.064413925</dc:date>
    <dc:creator>Christopher Delotto</dc:creator>
    <meta:editing-duration>PT9M22S</meta:editing-duration>
    <meta:editing-cycles>1</meta:editing-cycles>
    <meta:document-statistic meta:table-count="0" meta:image-count="0" meta:object-count="0" meta:page-count="1" meta:paragraph-count="14" meta:word-count="211" meta:character-count="1304" meta:non-whitespace-character-count="1105"/>
    <meta:generator>LibreOffice/4.3.7.2$Linux_X86_64 LibreOffice_project/430$Build-2</meta:generator>
  </office:meta>
</office:document-meta>
</file>